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9104" calcext:value-type="float">
            <text:p>7.30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5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3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0904" calcext:value-type="float">
            <text:p>6.4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2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3032" calcext:value-type="float">
            <text:p>6.73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89776" calcext:value-type="float">
            <text:p>6.58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128" calcext:value-type="float">
            <text:p>6.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132" calcext:value-type="float">
            <text:p>6.75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9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2512" calcext:value-type="float">
            <text:p>6.38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4704" calcext:value-type="float">
            <text:p>6.39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9128" calcext:value-type="float">
            <text:p>6.73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5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3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2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1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2888" calcext:value-type="float">
            <text:p>6.34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1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9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9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5536" calcext:value-type="float">
            <text:p>6.9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9944" calcext:value-type="float">
            <text:p>6.4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2084" calcext:value-type="float">
            <text:p>6.72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1968" calcext:value-type="float">
            <text:p>6.6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5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3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2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1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8984" calcext:value-type="float">
            <text:p>6.34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200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5704" calcext:value-type="float">
            <text:p>6.77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9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1552" calcext:value-type="float">
            <text:p>6.3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95288" calcext:value-type="float">
            <text:p>6.4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2824" calcext:value-type="float">
            <text:p>6.59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1864" calcext:value-type="float">
            <text:p>6.53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94" calcext:value-type="float">
            <text:p>6.6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3796" calcext:value-type="float">
            <text:p>6.5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166</text:p>
          </table:table-cell>
          <table:table-cell office:value-type="string" calcext:value-type="string">
            <text:p>MBMG-127166</text:p>
          </table:table-cell>
          <table:table-cell office:value-type="string" calcext:value-type="string">
            <text:p>1993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